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498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.111cm"/>
    </style:style>
    <style:style style:name="Tabela1.C" style:family="table-column">
      <style:table-column-properties style:column-width="1.19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5.212cm" table:align="left"/>
    </style:style>
    <style:style style:name="Tabela3.A" style:family="table-column">
      <style:table-column-properties style:column-width="2.805cm"/>
    </style:style>
    <style:style style:name="Tabela3.B" style:family="table-column">
      <style:table-column-properties style:column-width="1.191cm"/>
    </style:style>
    <style:style style:name="Tabela3.C" style:family="table-column">
      <style:table-column-properties style:column-width="1.217cm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officeooo:rsid="00187ac4" officeooo:paragraph-rsid="00187ac4"/>
    </style:style>
    <style:style style:name="P2" style:family="paragraph" style:parent-style-name="Table_20_Contents">
      <style:text-properties officeooo:rsid="00187ac4" officeooo:paragraph-rsid="00187ac4"/>
    </style:style>
    <style:style style:name="P3" style:family="paragraph" style:parent-style-name="Standard">
      <style:text-properties officeooo:rsid="001fd11e" officeooo:paragraph-rsid="001fd11e"/>
    </style:style>
    <style:style style:name="P4" style:family="paragraph" style:parent-style-name="Standard">
      <style:text-properties officeooo:rsid="002196e8" officeooo:paragraph-rsid="002196e8"/>
    </style:style>
    <style:style style:name="P5" style:family="paragraph" style:parent-style-name="Standard">
      <style:text-properties officeooo:rsid="0022abe5" officeooo:paragraph-rsid="0022abe5"/>
    </style:style>
    <style:style style:name="P6" style:family="paragraph" style:parent-style-name="Standard">
      <style:text-properties officeooo:rsid="002d2517" officeooo:paragraph-rsid="002d2517"/>
    </style:style>
    <style:style style:name="P7" style:family="paragraph" style:parent-style-name="Table_20_Contents">
      <style:text-properties officeooo:rsid="0019917a" officeooo:paragraph-rsid="0019917a"/>
    </style:style>
    <style:style style:name="P8" style:family="paragraph" style:parent-style-name="Table_20_Contents">
      <style:text-properties officeooo:rsid="0027e89d" officeooo:paragraph-rsid="0027e89d"/>
    </style:style>
    <style:style style:name="P9" style:family="paragraph" style:parent-style-name="Table_20_Contents">
      <style:text-properties officeooo:rsid="00293f25" officeooo:paragraph-rsid="00293f25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 style:list-style-name="L1">
      <style:text-properties officeooo:rsid="00209711" officeooo:paragraph-rsid="00209711"/>
    </style:style>
    <style:style style:name="P12" style:family="paragraph" style:parent-style-name="Standard" style:list-style-name="L1">
      <style:text-properties officeooo:rsid="00209711" officeooo:paragraph-rsid="002196e8"/>
    </style:style>
    <style:style style:name="P13" style:family="paragraph" style:parent-style-name="Standard" style:list-style-name="L1">
      <style:text-properties officeooo:rsid="002196e8" officeooo:paragraph-rsid="002196e8"/>
    </style:style>
    <style:style style:name="T1" style:family="text">
      <style:text-properties officeooo:rsid="001b0bce"/>
    </style:style>
    <style:style style:name="T2" style:family="text">
      <style:text-properties officeooo:rsid="001e0893"/>
    </style:style>
    <style:style style:name="T3" style:family="text">
      <style:text-properties officeooo:rsid="0022aabf"/>
    </style:style>
    <style:style style:name="T4" style:family="text">
      <style:text-properties officeooo:rsid="0024549a"/>
    </style:style>
    <style:style style:name="T5" style:family="text">
      <style:text-properties officeooo:rsid="002b39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imeira entrega de ORI</text:p>
      <text:p text:style-name="P10"><text:span text:style-name="T1">Nome: Maycon Douglas batista dos santos</text:span> </text:p>
      <text:p text:style-name="P1"/>
      <text:p text:style-name="P1">Questão 1 )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">D1</text:p>
          </table:table-cell>
          <table:table-cell table:style-name="Tabela1.C1" office:value-type="string">
            <text:p text:style-name="P2">D2</text:p>
          </table:table-cell>
        </table:table-row>
        <table:table-row>
          <table:table-cell table:style-name="Tabela1.A2" office:value-type="string">
            <text:p text:style-name="P2">Liberdade</text:p>
          </table:table-cell>
          <table:table-cell table:style-name="Tabela1.A2" office:value-type="string">
            <text:p text:style-name="P2">1</text:p>
          </table:table-cell>
          <table:table-cell table:style-name="Tabela1.C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2">Povo</text:p>
          </table:table-cell>
          <table:table-cell table:style-name="Tabela1.A2" office:value-type="string">
            <text:p text:style-name="P2">1</text:p>
          </table:table-cell>
          <table:table-cell table:style-name="Tabela1.C2" office:value-type="string">
            <text:p text:style-name="P2">0</text:p>
          </table:table-cell>
        </table:table-row>
        <table:table-row>
          <table:table-cell table:style-name="Tabela1.A2" office:value-type="string">
            <text:p text:style-name="P2">Forte</text:p>
          </table:table-cell>
          <table:table-cell table:style-name="Tabela1.A2" office:value-type="string">
            <text:p text:style-name="P2">0</text:p>
          </table:table-cell>
          <table:table-cell table:style-name="Tabela1.C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2"><text:span text:style-name="T1">I</text:span>gualdade</text:p>
          </table:table-cell>
          <table:table-cell table:style-name="Tabela1.A2" office:value-type="string">
            <text:p text:style-name="P2">0</text:p>
          </table:table-cell>
          <table:table-cell table:style-name="Tabela1.C2" office:value-type="string">
            <text:p text:style-name="P2">1</text:p>
          </table:table-cell>
        </table:table-row>
      </table:table>
      <text:p text:style-name="P1"/>
      <text:p text:style-name="P1"/>
      <text:p text:style-name="P1">Questão 2)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9">D1</text:p>
          </table:table-cell>
          <table:table-cell table:style-name="Tabela3.A1" office:value-type="string">
            <text:p text:style-name="P9">D2</text:p>
          </table:table-cell>
        </table:table-row>
        <table:table-row>
          <table:table-cell table:style-name="Tabela3.A1" office:value-type="string">
            <text:p text:style-name="P7">O<text:span text:style-name="T2">u</text:span>viram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Ipiranga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Marques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Placidas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Povo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Heroico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Brado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7">Retumbante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Sol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Liberdade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Raios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Fulgidos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Brilhou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Céu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Pátria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Nesse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Instante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Penhor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Dessa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Igualdade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Conseguimos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Conquistar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Com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Braço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Forte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Teu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8">Seio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9">Desafia 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9">Nosso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9">Peito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9">Propriá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  <table:table-row>
          <table:table-cell table:style-name="Tabela3.A1" office:value-type="string">
            <text:p text:style-name="P9">Morte</text:p>
          </table:table-cell>
          <table:table-cell table:style-name="Tabela3.A1" office:value-type="string">
            <text:p text:style-name="P9">0</text:p>
          </table:table-cell>
          <table:table-cell table:style-name="Tabela3.A1" office:value-type="string">
            <text:p text:style-name="P9">1</text:p>
          </table:table-cell>
        </table:table-row>
      </table:table>
      <text:p text:style-name="P1"/>
      <text:p text:style-name="P6"><text:soft-page-break/>Ordem da matriz e de 33x3</text:p>
      <text:p text:style-name="P3">Questão 3) </text:p>
      <text:p text:style-name="P3"/>
      <text:list xml:id="list3754747659" text:style-name="L1">
        <text:list-item>
          <text:p text:style-name="P11">Valores diferentes de 0 → D1 + D2 → 16 + 16 = 32</text:p>
        </text:list-item>
        <text:list-item>
          <text:p text:style-name="P12">Razão entre 0 e diferentes de 0 → 30/3<text:span text:style-name="T5">2</text:span></text:p>
        </text:list-item>
        <text:list-item>
          <text:p text:style-name="P13">Pode ser representado melhor como uma<text:span text:style-name="T4"> lista de incidência,</text:span> que mostra somente os documentos nos quais possuem as minhas palavras chaves não precisando guardar uma matriz com um monte de zeros economizando memoria <text:span text:style-name="T3">como exemplo o primeiro ex representado com incidência ficaria assim:</text:span></text:p>
        </text:list-item>
      </text:list>
      <text:p text:style-name="P4"/>
      <text:p text:style-name="P5">Liberdade → D1 → D2;</text:p>
      <text:p text:style-name="P5">Povo <text:tab/> <text:s text:c="5"/>→ D1;</text:p>
      <text:p text:style-name="P5">Fonte <text:s text:c="7"/>→D2;</text:p>
      <text:p text:style-name="P5">Igualdade <text:s/>→D2;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4:35:14.060635823</meta:creation-date>
    <dc:date>2022-10-26T23:55:57.628210425</dc:date>
    <meta:editing-duration>PT7H57M42S</meta:editing-duration>
    <meta:editing-cycles>14</meta:editing-cycles>
    <meta:generator>LibreOffice/7.3.6.2$Linux_X86_64 LibreOffice_project/30$Build-2</meta:generator>
    <meta:document-statistic meta:table-count="2" meta:image-count="0" meta:object-count="0" meta:page-count="2" meta:paragraph-count="125" meta:word-count="216" meta:character-count="872" meta:non-whitespace-character-count="766"/>
  </office:meta>
</office:document-meta>
</file>